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officeooo:paragraph-rsid="001061b6"/>
    </style:style>
    <style:style style:name="P5" style:family="paragraph" style:parent-style-name="Standard">
      <style:paragraph-properties fo:margin-left="0cm" fo:margin-right="0cm" fo:text-indent="0cm" style:auto-text-indent="false"/>
      <style:text-properties officeooo:paragraph-rsid="001061b6"/>
    </style:style>
    <style:style style:name="P6" style:family="paragraph" style:parent-style-name="Standard">
      <style:text-properties officeooo:paragraph-rsid="001061b6"/>
    </style:style>
    <style:style style:name="P7" style:family="paragraph" style:parent-style-name="Text">
      <style:text-properties officeooo:paragraph-rsid="001061b6"/>
    </style:style>
    <style:style style:name="P8" style:family="paragraph" style:parent-style-name="Abstract">
      <style:paragraph-properties fo:margin-left="0cm" fo:margin-right="0cm" fo:text-indent="0cm" style:auto-text-indent="false"/>
      <style:text-properties officeooo:paragraph-rsid="001b83c6"/>
    </style:style>
    <style:style style:name="P9"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bold" style:font-size-asian="12pt" style:font-weight-asian="bold"/>
    </style:style>
    <style:style style:name="P11"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fo:font-variant="normal" fo:text-transform="none" fo:color="#000000" fo:letter-spacing="normal" fo:font-style="normal" fo:font-weight="normal" officeooo:paragraph-rsid="001061b6"/>
    </style:style>
    <style:style style:name="P13" style:family="paragraph" style:parent-style-name="Standard">
      <style:paragraph-properties fo:margin-left="0cm" fo:margin-right="0cm" fo:text-align="justify" style:justify-single-word="false" fo:text-indent="0cm" style:auto-text-indent="false"/>
      <style:text-properties officeooo:paragraph-rsid="00123164"/>
    </style:style>
    <style:style style:name="P14" style:family="paragraph" style:parent-style-name="Standard">
      <style:paragraph-properties fo:margin-left="0cm" fo:margin-right="0cm" fo:text-align="justify" style:justify-single-word="false" fo:text-indent="0cm" style:auto-text-indent="false"/>
      <style:text-properties officeooo:paragraph-rsid="001061b6"/>
    </style:style>
    <style:style style:name="P15" style:family="paragraph" style:parent-style-name="Standard">
      <style:paragraph-properties fo:margin-left="0cm" fo:margin-right="0cm" fo:text-align="justify" style:justify-single-word="false" fo:text-indent="0cm" style:auto-text-indent="false"/>
      <style:text-properties officeooo:paragraph-rsid="00182eab"/>
    </style:style>
    <style:style style:name="P16" style:family="paragraph" style:parent-style-name="Standard">
      <style:paragraph-properties fo:margin-left="0cm" fo:margin-right="0cm" fo:text-align="justify" style:justify-single-word="false" fo:text-indent="0cm" style:auto-text-indent="false"/>
      <style:text-properties officeooo:paragraph-rsid="003d3fb4"/>
    </style:style>
    <style:style style:name="P17" style:family="paragraph" style:parent-style-name="Standard">
      <style:paragraph-properties fo:margin-left="0cm" fo:margin-right="0cm" fo:text-align="justify" style:justify-single-word="false" fo:text-indent="0cm" style:auto-text-indent="false"/>
      <style:text-properties officeooo:paragraph-rsid="0053476f"/>
    </style:style>
    <style:style style:name="P18" style:family="paragraph" style:parent-style-name="Standard">
      <style:paragraph-properties fo:margin-left="0cm" fo:margin-right="0cm" fo:text-indent="0cm" style:auto-text-indent="false"/>
      <style:text-properties officeooo:paragraph-rsid="001b83c6"/>
    </style:style>
    <style:style style:name="P19" style:family="paragraph" style:parent-style-name="Standard">
      <style:paragraph-properties fo:margin-left="0cm" fo:margin-right="0cm" fo:text-align="justify" style:justify-single-word="false" fo:text-indent="0cm" style:auto-text-indent="false"/>
      <style:text-properties officeooo:rsid="003d3fb4" officeooo:paragraph-rsid="003d3fb4"/>
    </style:style>
    <style:style style:name="P20" style:family="paragraph" style:parent-style-name="Standard">
      <style:paragraph-properties fo:margin-left="0cm" fo:margin-right="0cm" fo:text-indent="0cm" style:auto-text-indent="false"/>
      <style:text-properties officeooo:paragraph-rsid="0053476f"/>
    </style:style>
    <style:style style:name="P21" style:family="paragraph" style:parent-style-name="Standard">
      <style:paragraph-properties fo:margin-left="0cm" fo:margin-right="0cm" fo:text-indent="0cm" style:auto-text-indent="false"/>
      <style:text-properties officeooo:paragraph-rsid="0017fd56"/>
    </style:style>
    <style:style style:name="P22" style:family="paragraph" style:parent-style-name="Standard" style:master-page-name="Standard">
      <style:paragraph-properties style:page-number="auto"/>
      <style:text-properties fo:language="en" fo:country="GB" style:language-asian="it" style:country-asian="IT"/>
    </style:style>
    <style:style style:name="P23" style:family="paragraph" style:parent-style-name="Standard" style:master-page-name="">
      <loext:graphic-properties draw:fill="none"/>
      <style:paragraph-properties fo:margin-left="-0.199cm" fo:margin-right="0cm" fo:text-align="justify" style:justify-single-word="false" fo:orphans="2" fo:widows="2" fo:hyphenation-ladder-count="no-limit" fo:text-indent="0cm" style:auto-text-indent="false" style:page-number="auto" style:text-autospace="none" style:writing-mode="lr-tb"/>
      <style:text-properties officeooo:paragraph-rsid="001061b6" fo:hyphenate="false" fo:hyphenation-remain-char-count="2" fo:hyphenation-push-char-count="2"/>
    </style:style>
    <style:style style:name="P24" style:family="paragraph" style:parent-style-name="Heading_20_1">
      <style:text-properties officeooo:rsid="001061b6" officeooo:paragraph-rsid="001061b6"/>
    </style:style>
    <style:style style:name="P25" style:family="paragraph" style:parent-style-name="Heading_20_1">
      <style:paragraph-properties fo:margin-left="0cm" fo:margin-right="0cm" fo:text-indent="0cm" style:auto-text-indent="false"/>
      <style:text-properties officeooo:rsid="001061b6" officeooo:paragraph-rsid="001061b6"/>
    </style:style>
    <style:style style:name="P26" style:family="paragraph" style:parent-style-name="Heading_20_1">
      <style:paragraph-properties fo:margin-left="0cm" fo:margin-right="0cm" fo:text-indent="0cm" style:auto-text-indent="false"/>
      <style:text-properties officeooo:rsid="001061b6" officeooo:paragraph-rsid="0053476f"/>
    </style:style>
    <style:style style:name="P27" style:family="paragraph" style:parent-style-name="Heading_20_1" style:list-style-name="">
      <style:paragraph-properties fo:margin-left="0cm" fo:margin-right="0cm" fo:text-align="justify" style:justify-single-word="false" fo:text-indent="0cm" style:auto-text-indent="false"/>
    </style:style>
    <style:style style:name="P28" style:family="paragraph" style:parent-style-name="Heading_20_1">
      <style:paragraph-properties fo:margin-left="0cm" fo:margin-right="0cm" fo:text-indent="0cm" style:auto-text-indent="false"/>
      <style:text-properties officeooo:rsid="001614d5" officeooo:paragraph-rsid="001614d5"/>
    </style:style>
    <style:style style:name="P29" style:family="paragraph" style:parent-style-name="Heading_20_1">
      <style:paragraph-properties fo:margin-left="0cm" fo:margin-right="0cm" fo:text-align="justify" style:justify-single-word="false" fo:text-indent="0cm" style:auto-text-indent="false"/>
      <style:text-properties officeooo:rsid="00182eab" officeooo:paragraph-rsid="00182eab"/>
    </style:style>
    <style:style style:name="P30" style:family="paragraph" style:parent-style-name="Heading_20_1">
      <style:paragraph-properties fo:margin-left="0cm" fo:margin-right="0cm" fo:text-align="justify" style:justify-single-word="false" fo:text-indent="0cm" style:auto-text-indent="false"/>
      <style:text-properties officeooo:rsid="00279ac6" officeooo:paragraph-rsid="00279ac6"/>
    </style:style>
    <style:style style:name="P31" style:family="paragraph" style:parent-style-name="Heading_20_1">
      <style:paragraph-properties fo:margin-left="0cm" fo:margin-right="0cm" fo:text-indent="0cm" style:auto-text-indent="false"/>
      <style:text-properties officeooo:paragraph-rsid="0017fd56"/>
    </style:style>
    <style:style style:name="P32" style:family="paragraph" style:parent-style-name="Text">
      <style:text-properties officeooo:paragraph-rsid="00123164"/>
    </style:style>
    <style:style style:name="P33" style:family="paragraph" style:parent-style-name="References">
      <style:paragraph-properties fo:text-align="justify" style:justify-single-word="false"/>
    </style:style>
    <style:style style:name="P34" style:family="paragraph" style:parent-style-name="Contenuto_20_cornice">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35" style:family="paragraph" style:parent-style-name="Contenuto_20_cornice">
      <style:paragraph-properties fo:text-align="center" style:justify-single-word="false"/>
      <style:text-properties fo:font-size="14pt" fo:language="en" fo:country="GB" fo:font-weight="bold" officeooo:rsid="0036b04d" officeooo:paragraph-rsid="0036b04d" style:font-size-asian="14pt" style:font-weight-asian="bold" style:font-size-complex="14pt" style:font-weight-complex="bold"/>
    </style:style>
    <style:style style:name="T1" style:family="text">
      <style:text-properties officeooo:rsid="001061b6"/>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061b6"/>
    </style:style>
    <style:style style:name="T4" style:family="text">
      <style:text-properties fo:font-variant="normal" fo:text-transform="none" fo:color="#000000" fo:letter-spacing="normal" fo:font-style="normal" fo:font-weight="normal" officeooo:rsid="005b8557"/>
    </style:style>
    <style:style style:name="T5" style:family="text">
      <style:text-properties fo:font-variant="normal" fo:text-transform="none" fo:color="#000000" style:text-position="0% 100%" fo:letter-spacing="normal" fo:font-style="normal" fo:font-weight="normal" officeooo:rsid="0031684c"/>
    </style:style>
    <style:style style:name="T6" style:family="text">
      <style:text-properties fo:font-variant="normal" fo:text-transform="none" fo:color="#000000" style:text-position="0% 100%" fo:letter-spacing="normal" fo:font-style="normal" fo:font-weight="normal" officeooo:rsid="0032a1e2"/>
    </style:style>
    <style:style style:name="T7" style:family="text">
      <style:text-properties fo:font-variant="normal" fo:text-transform="none" fo:color="#000000" style:text-position="0% 100%" fo:letter-spacing="normal" fo:font-style="normal" fo:font-weight="normal" officeooo:rsid="00334d19"/>
    </style:style>
    <style:style style:name="T8" style:family="text">
      <style:text-properties fo:font-variant="normal" fo:text-transform="none" fo:color="#000000" style:text-position="0% 100%" fo:letter-spacing="normal" fo:font-style="normal" fo:font-weight="normal" officeooo:rsid="003379e5"/>
    </style:style>
    <style:style style:name="T9" style:family="text">
      <style:text-properties fo:font-variant="normal" fo:text-transform="none" fo:color="#000000" style:text-position="0% 100%" fo:letter-spacing="normal" fo:font-style="normal" fo:font-weight="normal" officeooo:rsid="005869c3"/>
    </style:style>
    <style:style style:name="T10" style:family="text">
      <style:text-properties officeooo:rsid="0017f6f8"/>
    </style:style>
    <style:style style:name="T11" style:family="text">
      <style:text-properties officeooo:rsid="001b83c6"/>
    </style:style>
    <style:style style:name="T12" style:family="text">
      <style:text-properties officeooo:rsid="001f26aa"/>
    </style:style>
    <style:style style:name="T13" style:family="text">
      <style:text-properties officeooo:rsid="00232837"/>
    </style:style>
    <style:style style:name="T14" style:family="text">
      <style:text-properties officeooo:rsid="0026febe"/>
    </style:style>
    <style:style style:name="T15" style:family="text">
      <style:text-properties officeooo:rsid="002f7e1b"/>
    </style:style>
    <style:style style:name="T16" style:family="text">
      <style:text-properties officeooo:rsid="0031684c"/>
    </style:style>
    <style:style style:name="T17" style:family="text">
      <style:text-properties style:text-position="super 58%" officeooo:rsid="0031684c"/>
    </style:style>
    <style:style style:name="T18" style:family="text">
      <style:text-properties style:text-position="0% 100%" officeooo:rsid="0031684c"/>
    </style:style>
    <style:style style:name="T19" style:family="text">
      <style:text-properties style:text-position="0% 100%" officeooo:rsid="0032a1e2"/>
    </style:style>
    <style:style style:name="T20" style:family="text">
      <style:text-properties style:text-position="0% 100%" officeooo:rsid="00334d19"/>
    </style:style>
    <style:style style:name="T21" style:family="text">
      <style:text-properties style:text-position="0% 100%" officeooo:rsid="003379e5"/>
    </style:style>
    <style:style style:name="T22" style:family="text">
      <style:text-properties style:text-position="0% 100%" officeooo:rsid="0033db7a"/>
    </style:style>
    <style:style style:name="T23" style:family="text">
      <style:text-properties style:text-position="0% 100%" officeooo:rsid="005b273f"/>
    </style:style>
    <style:style style:name="T24" style:family="text">
      <style:text-properties officeooo:rsid="003d3fb4"/>
    </style:style>
    <style:style style:name="T25" style:family="text">
      <style:text-properties officeooo:rsid="003e043e"/>
    </style:style>
    <style:style style:name="T26" style:family="text">
      <style:text-properties officeooo:rsid="003fb530"/>
    </style:style>
    <style:style style:name="T27" style:family="text">
      <style:text-properties officeooo:rsid="003ff4a1"/>
    </style:style>
    <style:style style:name="T28" style:family="text">
      <style:text-properties officeooo:rsid="004577e2"/>
    </style:style>
    <style:style style:name="T29" style:family="text">
      <style:text-properties officeooo:rsid="0048a4b3"/>
    </style:style>
    <style:style style:name="T30" style:family="text">
      <style:text-properties officeooo:rsid="004b2ab1"/>
    </style:style>
    <style:style style:name="T31" style:family="text">
      <style:text-properties officeooo:rsid="0052e31d"/>
    </style:style>
    <style:style style:name="T32" style:family="text">
      <style:text-properties officeooo:rsid="005518e8"/>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Frame1" text:anchor-type="char" svg:x="0.025cm" svg:y="0cm" svg:width="17.448cm" svg:height="3.999cm" draw:z-index="0"><draw:text-box><text:p text:style-name="P34"/><text:p text:style-name="P35">TDBD paper</text:p><text:p text:style-name="P34"/><text:p text:style-name="P9">Saverio Meucci</text:p><text:p text:style-name="P11">s.meucci91@gmail.com</text:p></draw:text-box></draw:frame></text:p>
      <text:p text:style-name="P10">Abstract</text:p>
      <text:p text:style-name="P10"/>
      <text:p text:style-name="P8"><text:span text:style-name="T11">In this paper it is presented an implementation of <text:s/>a method for line segmentation of handwritten documents. In particular, this procedure is based on the usage of the A* path-finding algorithm, modified for this task on the subject thanks to the implementation of specifics cost functions created ad hoc. Some performance measures are been computed comparing the experimental results on two different datasets. Details about the implementation are also presented.</text:span></text:p>
      <text:p text:style-name="P18"/>
      <text:h text:style-name="Heading_20_1" text:outline-level="1">Introduction</text:h>
      <text:p text:style-name="Standard"/>
      <text:p text:style-name="P32"><text:span text:style-name="T1">Parlare dei progressi nel riconoscimento automatico di testo scritto a mano. Importante perchè tante informazioni sono digitalizzate. Uno dei primi passi è trovare e segmetare le linee di testo di un documento manoscritto, in modo poi da sottoporre le singole linne ad un ulteriore processing dove verranno trovate le parole e digitalizzate. </text:span><text:span text:style-name="T3">Questo elaborato prevede l'utilizzo di una tecnica per la segmentazione di testo manoscritto sfruttando le capacità dell'a star, un algoritmo di pathfinding. </text:span></text:p>
      <text:p text:style-name="P32"><text:span text:style-name="T3">Le fasi per processare una pagina di un testo manoscritto sono tre: binarizzazione, localizzazione delle linee all'interno della pagina ed infine esecuzione dell'algoritmo di pathfinding.</text:span></text:p>
      <text:h text:style-name="P26" text:outline-level="1">Dataset<text:span text:style-name="T10">s</text:span></text:h>
      <text:p text:style-name="P20"/>
      <text:p text:style-name="P17"><text:tab/><text:span text:style-name="T32">The experimental evaluation of the implemented method is done on two datasets of handwritten documents.</text:span></text:p>
      <text:p text:style-name="P17"><text:tab/><text:span text:style-name="T16">The Saint Gall dataset is a collection of handwritten documents of the 9</text:span><text:span text:style-name="T17">th </text:span><text:span text:style-name="T18">century, written in latin, and contains 60 pages. Each page is written with a single column layout and some of them contains graphics </text:span><text:span text:style-name="T21">[cit]</text:span><text:span text:style-name="T18">. </text:span><text:span text:style-name="T22">The images representing the pages have a </text:span><text:span text:style-name="T23">standard </text:span><text:span text:style-name="T22">size of 1460×1860.</text:span></text:p>
      <text:p text:style-name="P17"><text:span text:style-name="T5"><text:tab/></text:span><text:span text:style-name="T6">The </text:span><text:span text:style-name="T7">second dataset used <text:s/>is a collection of 10 documents belonging to the </text:span><text:span text:style-name="T6">MONK line segmentation (MLS) dataset. </text:span><text:span text:style-name="T7">The MLS dataset contains medieval, historical and contemporary manuscripts that has the purpose of testing line segmentation algorithms [cit]. In fact, this collection of documents presents </text:span><text:span text:style-name="T8">several <text:s/>common problems occurring in handwritten recognition such as line with overlapping ascendents and/or descenders, scans with a light rotation and curved lines. </text:span><text:span text:style-name="T9">In this case, the pages do not have a standard size.</text:span></text:p>
      <text:h text:style-name="P24" text:outline-level="1">Sauvola<text:span text:style-name="T12">'s binarization algorithm</text:span></text:h>
      <text:p text:style-name="P6"/>
      <text:p text:style-name="P7"><text:s/><text:span text:style-name="T2">La prima fase prevede di binarizzare l'immagine che rappresenta la pagina di testo manoscritto. I testi dei dataset usati contengono immagini, inchiostro che si vede dalla pagina sotto ecc, e quindi le normali tecniche di binarizzazione non funzionano al meglio. In particolare, una delle tecniche più usate, otsu, lascia tracce dell'inchiosto che si vede dalla pagina sotto. Per questo motivo è stata implementata la tecnica di sauvola per la binarizzazione. Una finestra, in genere </text:span><text:span text:style-name="T4">20×20</text:span><text:span text:style-name="T2">, viene fatta scorrere lungo l'immagine, con step 1. Per ciascuna finestra viene calcolata la media e la deviazione standard. Otterrò così due matrici di dimensioni pari all'immagine originale, i cui valori sono la media e la std dei pixel che erano centrati nella finestra. Grazie a questi valori, posso sogliare dinamicamente e in maniera indipendente l'immagine originale, tenendo così conto delle differenza fra le varie zone, anche piccole, dell'immagini. Mostrare risultati comparativi fra otsu e sauvola. Parlare dei dettagli implementativi: usato c++, immagini integrali, formula per la sogliatura, soglia usata.</text:span></text:p>
      <text:h text:style-name="P25" text:outline-level="1">Line <text:span text:style-name="T31">l</text:span>ocalization</text:h>
      <text:p text:style-name="P5"/>
      <text:p text:style-name="P13"><text:tab/><text:span text:style-name="T2">La seconda fase riguarda la localizzazione delle line di testo all'interno della pagina (immagine). In particolare quello che interessa è la posizione sull'asse delle ordinate della linea di testo. Per fare ciò si usa la projection profile analysis. Prendo la mia immagine, inverto l'immagine, metto i valori che prima erano 0 o 255, a 0 o 1, sommo le righe della matrice corrispondente orizzontalmente, ottengo così un istogramma verticale che mi indica dove sono concentrati i pixel neri. A questo punto si tratta di utilizzare tecniche di peak detection per rilevari i picchi dell'istogramma, scegliendo una soglia opportuna (alcune </text:span><text:soft-page-break/><text:span text:style-name="T2">line sono lunghe, valori istogramma alto, altre corte, valori istogramma più basso). Una volta trovati i picchi, questi mi rappresentano la coordinata y dell'inizio della linea di testo. </text:span></text:p>
      <text:p text:style-name="P13"><text:span text:style-name="T2"><text:tab/>Tuttavia, siccome la segmentazione delle linee viene fatta nello spazio bianco fra di linee di testo, quello che ci interressa sono i punti fra due picchi, che rappresentano una valle, ovvero uno spazio bianco fra due linee di testo. Dettaglia implementativi: c++, apertura per rendere più corpose le linee, uso della libreria persistance1D.hpp per peak detection, scelta della soglia.</text:span></text:p>
      <text:h text:style-name="P28" text:outline-level="1">A* <text:span text:style-name="T13">path-finding algorithm</text:span></text:h>
      <text:p text:style-name="P5"/>
      <text:p text:style-name="P13"><text:tab/><text:span text:style-name="T2">Una volta trovati i punti di partenza da cui segmentare, posso usare astar. Lo start node è il punto di coordinata y calcolata dalla line localization e di coordinata x pari a 0; il goal node ha la stessa coordinata y di start ma coordinata x pari all'ultima colonna dell'immagine. </text:span></text:p>
      <text:p text:style-name="P13"><text:span text:style-name="T2"><text:tab/>Astar funziona così: partendo dallo start node, esploro i nodi vicini a questo e per ciascuno stimo un costo dato dal passo e da un euristica per stimare la distanza rimanente dall'end node. Ciascuno di questi vicini viene messo nell'open set. Poi viene selezionato il miglior nodo dell'open set, che viene rimosso da esso, e si ricomincia, calcolo vicini etc. Continuo finchè il nodo migliore che tiro fuori da open set non è uguale all'end node. A questo punto, essendomi salvato ogni volta il parente di ciascun nodo, ovvero il nodo precedente grazie al quale siamo arrivati a quel nodo, partendo dall'end node vado al contriario esaminando i parenti fino a ricostruirmi l'intero percorso fatto da astar.</text:span></text:p>
      <text:p text:style-name="P13"><text:span text:style-name="T2"><text:s/>Al termine di astar, eseguito per ciascuan linea di testo nell'immagini, avrò segmentato il documento di testo manoscritto. Dettagli implementativi: una volta segmentata una riga questa viene salvata da solo su un'immagine a parte, così per tutte le righe, serve per confrontarsi col groundtruth; possibilità di stare uno stesso all'esplorazione dei vicini, 1 o 2, per accorciare i tempi dell'algoritmo; ricorso ad un'euristica non ammissibile ovvero che sovrastima la distanza rimasta fra nodo corrente e nodo finale in modo da velocizzare l'algoritmo; utilizzo di una coda di priorità per far si che l'estrazione del nodo col migliore score sia costante (non così per l'inserimento), parlare dei parametri usati per i due dataset, parlare delle funzioni di costo ad hoc per questo elaborato basate sull'articolo e cosa esse rappresentano, sottolineando la particolarità che questa implementazione di astar può, su necessità, attraversare gli ostacoli, ovvero il testo (fare un accenno a questa particolarità anche nell'introduzione essendo una caratteristica portante del paper).</text:span></text:p>
      <text:p text:style-name="P13"><text:span text:style-name="T2"/></text:p>
      <text:h text:style-name="P31" text:outline-level="1"><text:span text:style-name="T14">Ground-truth creation</text:span></text:h>
      <text:p text:style-name="P21"/>
      <text:p text:style-name="P13"><text:tab/><text:span text:style-name="T2">Per creare il grountruth della line segmentation è stato utilizzato uno script python che processa le varie immagini. Le immagini sono state croppate ad una dimensione uniforme, binarizzate e poi si è proceduto alla creazione del grountruth rappresentato da immagini contenenti una singola linea di testo binarizzato, di dimensioni pari all'immagine di riferimento e con la lista contestualmente nella posizione corretta. </text:span></text:p>
      <text:p text:style-name="P13"><text:span text:style-name="T2"><text:tab/>Per il dataset saintgall, per estrarre le singole linee sono stati sfruttati dei file xml dove per ciascuna immagine erano presenti le coordinate del contorno di ciascuna linea di testo. Facendo il parsing di tale documento è stato possibile creare il grountruth per saintgall. </text:span></text:p>
      <text:p text:style-name="P13"><text:span text:style-name="T2"><text:tab/>Per MLS, è stata scelta una selezione di 10 documenti, che rappresentasse pià o meno tutti i vari tipi di problemi e difficoltà, ed è stato creato il grountruth questa volta a mano, utilizzando uno strumento di disegno digitale tipo paint (gimp in particolare).</text:span></text:p>
      <text:h text:style-name="P30" text:outline-level="1">Experiments</text:h>
      <text:p text:style-name="P4"/>
      <text:p text:style-name="P23"><text:tab/><text:span text:style-name="T2">Quindi preso un documento manoscritto, ho tante immagini quante sono le linee di testo, rappresentanti il grountruth, e tante immagini quante sono le linee di testo trovate dalla procedura. Queste vengono comparate utilizzando varie misure: pixel level hit rate, line detection GT e line detection detected. Spiegare a modo cosa significano queste misure, le soglie, e come si calcolano. Si calcolano sovrapponendo le immagini e confrontanto i pixel che si sovrappongono ecc. Dire quanto una linea di testo è correttamente detected.</text:span></text:p>
      <text:p text:style-name="P12"><text:tab/>Discutere i risultati ottenuti sui due dataset variano: step, ammissibilità euristica e confrontando precisione dei risultati e velocità dell'esecuzione.</text:p>
      <text:h text:style-name="P29" text:outline-level="1">Conclusions</text:h>
      <text:p text:style-name="P15"/>
      <text:p text:style-name="P19"><text:tab/>This paper present<text:span text:style-name="T27">ed</text:span> an implementation of line segmentation method for handwritten documents based on the [cit]. First the document is binarized using the Sauvola' binarization algorithm; then the projection profile analysis is used to determine start and end points for each line of the handwritten document; using this start and end points the A* path-finding algorithm is performed to determine the path that separates each pair of lines; finally, each line is segmented and saved as a different document containing only <text:span text:style-name="T25">that </text:span>one binarized line, <text:span text:style-name="T28">necessary to be compared with the ground-truth.</text:span></text:p>
      <text:p text:style-name="P19"><text:tab/><text:span text:style-name="T26">Although the experiments performed on the two datasets used show good results and close to the ones obtained by </text:span><text:soft-page-break/><text:span text:style-name="T26">the original authors of this line segmentation method, some problems still arise. </text:span></text:p>
      <text:p text:style-name="P19"><text:tab/><text:span text:style-name="T29">In particular, Sauvola's binarization algorithm, while better than Otsu's algorithm to deal with complicated background, is not able to correctly delete the graphics presented in some documents. This leads to error in the line localization and consequently to the line segmentation, because false lines are detected. The non-text graphics can be removed by tweaking the threshold value but this causes problems with the binarization of the text. So a compromise needs to be found.</text:span></text:p>
      <text:p text:style-name="P19"><text:tab/><text:span text:style-name="T30">Also, projection profile analysis for line localization is not always precise but presents some flaws. The method is not able to detected the starting point of lines that are too short compared to the majority of the other lines because they are below the computed threshold.</text:span></text:p>
      <text:p text:style-name="P16"><text:span text:style-name="T24"><text:tab/>Finally, due to the size of the images representing the documents, the A* path-finding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A*, but also decrease the precision of the line segmentation method.</text:span></text:p>
      <text:h text:style-name="P27" text:outline-level="1">References</text:h>
      <text:p text:style-name="P3"/>
      <text:list xml:id="list8963128557755930239" text:style-name="WW8Num2">
        <text:list-item>
          <text:p text:style-name="P33">A. Alpher, , and J. P. N. Fotheringham-Smythe. Frobnication revisited. Journal of Foo, 13(1):234–778, 2003. </text:p>
        </text:list-item>
        <text:list-item>
          <text:p text:style-name="P33">A. Alpher, , J. P. N. Fotheringham-Smythe, and G. Gamow. Can a machine frobnicate? Journal of Foo, 14(1):234–778, 2004. </text:p>
        </text:list-item>
        <text:list-item>
          <text:p text:style-name="P33">A. Alpher. Frobnication. Journal of Foo, 12(1):234–778, 2002. </text:p>
        </text:list-item>
        <text:list-item>
          <text:p text:style-name="P33">Authors. The frobnicatable foo filter, 2006. ECCV06 submission ID 324. Supplied as additional material eccv06.pdf.</text:p>
        </text:list-item>
        <text:list-item>
          <text:p text:style-name="P33">Authors. Frobnication tutorial, 2006. Supplied as additional material tr.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page"/>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212cm" loext:contextual-spacing="false"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176cm" fo:margin-bottom="0.176cm" loext: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uto_20_cornice" style:display-name="Contenuto cornice" style:family="paragraph" style:parent-style-name="Standard"/>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75cm" fo:margin-left="1.106cm"/>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751cm" fo:margin-left="1.857cm"/>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75cm" fo:margin-left="2.607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499cm" fo:margin-left="3.106cm"/>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75cm" fo:margin-left="3.856cm"/>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75cm" fo:margin-left="4.606cm"/>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751cm" fo:margin-left="5.357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75cm" fo:margin-left="6.107cm"/>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75cm" fo:margin-left="6.8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2.5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5-27T15:27:06.412000000</dc:date>
    <meta:print-date>2005-10-27T09:47:00</meta:print-date>
    <meta:editing-cycles>89</meta:editing-cycles>
    <meta:editing-duration>PT3H29M31S</meta:editing-duration>
    <meta:generator>LibreOffice/4.4.5.2$Windows_x86 LibreOffice_project/a22f674fd25a3b6f45bdebf25400ed2adff0ff99</meta:generator>
    <meta:document-statistic meta:table-count="0" meta:image-count="0" meta:object-count="0" meta:page-count="3" meta:paragraph-count="40" meta:word-count="1667" meta:character-count="10911" meta:non-whitespace-character-count="9268"/>
  </office:meta>
</office:document-meta>
</file>